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bb9a5" officeooo:paragraph-rsid="000bb9a5"/>
    </style:style>
    <style:style style:name="P2" style:family="paragraph" style:parent-style-name="Standard">
      <style:text-properties style:font-name="Arial1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fo:font-weight="bold" officeooo:rsid="00102096" officeooo:paragraph-rsid="00102096" style:font-weight-asian="bold" style:font-weight-complex="bold"/>
    </style:style>
    <style:style style:name="P5" style:family="paragraph" style:parent-style-name="Standard">
      <style:text-properties officeooo:paragraph-rsid="000bb9a5"/>
    </style:style>
    <style:style style:name="P6" style:family="paragraph" style:parent-style-name="Standard">
      <style:text-properties style:font-name="Arial1" fo:font-weight="bold" officeooo:rsid="00102096" officeooo:paragraph-rsid="00102096" style:font-weight-asian="bold" style:font-weight-complex="bold"/>
    </style:style>
    <style:style style:name="P7" style:family="paragraph" style:parent-style-name="Standard">
      <style:text-properties style:font-name="Arial1" officeooo:rsid="00102096" officeooo:paragraph-rsid="00102096"/>
    </style:style>
    <style:style style:name="P8" style:family="paragraph" style:parent-style-name="Standard">
      <style:text-properties style:font-name="Arial1" officeooo:rsid="000bb9a5" officeooo:paragraph-rsid="000bb9a5"/>
    </style:style>
    <style:style style:name="P9" style:family="paragraph" style:parent-style-name="Standard">
      <style:text-properties style:font-name="Arial1" officeooo:rsid="0010cbf7" officeooo:paragraph-rsid="0010cbf7"/>
    </style:style>
    <style:style style:name="P10" style:family="paragraph" style:parent-style-name="Standard">
      <style:text-properties style:font-name="Arial1" fo:font-style="normal" officeooo:rsid="0010cbf7" officeooo:paragraph-rsid="0010cbf7" style:font-style-asian="normal" style:font-style-complex="normal"/>
    </style:style>
    <style:style style:name="P11" style:family="paragraph" style:parent-style-name="Standard">
      <style:text-properties style:font-name="Arial1" fo:font-style="normal" fo:font-weight="bold" officeooo:rsid="00113b65" officeooo:paragraph-rsid="00113b65" style:font-style-asian="normal" style:font-weight-asian="bold" style:font-style-complex="normal" style:font-weight-complex="bold"/>
    </style:style>
    <style:style style:name="P12" style:family="paragraph" style:parent-style-name="Standard">
      <style:text-properties officeooo:paragraph-rsid="0010209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1"/>
    </style:style>
    <style:style style:name="T3" style:family="text">
      <style:text-properties style:font-name="Arial1" fo:font-weight="bold" officeooo:rsid="00102096" style:font-weight-asian="bold" style:font-weight-complex="bold"/>
    </style:style>
    <style:style style:name="T4" style:family="text">
      <style:text-properties style:font-name="Arial1" fo:font-weight="bold" officeooo:rsid="000dd551" style:font-weight-asian="bold" style:font-weight-complex="bold"/>
    </style:style>
    <style:style style:name="T5" style:family="text">
      <style:text-properties style:font-name="Arial1" fo:font-weight="normal" style:font-weight-asian="normal" style:font-weight-complex="normal"/>
    </style:style>
    <style:style style:name="T6" style:family="text">
      <style:text-properties style:font-name="Arial1" fo:font-weight="normal" officeooo:rsid="000bb9a5" style:font-weight-asian="normal" style:font-weight-complex="normal"/>
    </style:style>
    <style:style style:name="T7" style:family="text">
      <style:text-properties style:font-name="Arial1" fo:font-weight="normal" officeooo:rsid="00102096" style:font-weight-asian="normal" style:font-weight-complex="normal"/>
    </style:style>
    <style:style style:name="T8" style:family="text">
      <style:text-properties style:font-name="Arial1" officeooo:rsid="00102096"/>
    </style:style>
    <style:style style:name="T9" style:family="text">
      <style:text-properties style:font-name="Arial1" officeooo:rsid="0010cbf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/>
    </style:style>
    <style:style style:name="T12" style:family="text">
      <style:text-properties officeooo:rsid="0010cbf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P</text:span><text:span text:style-name="T3">otato Chip Chicken</text:span><text:span text:style-name="T6"> </text:span></text:p>
      <text:p text:style-name="P2"/>
      <text:p text:style-name="P1"><text:span text:style-name="T1">Amount</text:span><text:tab/><text:tab/><text:span text:style-name="T1">Ingredient</text:span></text:p>
      <text:p text:style-name="P1"/>
      <text:p text:style-name="P7">1 Lb<text:tab/><text:tab/><text:tab/>Raw Chicken Tenders</text:p>
      <text:p text:style-name="P12"><text:span text:style-name="T8">1 7 ¾ Oz Bag<text:tab/>Lays Lightly Salted Potato Chips (Light Blue sack)</text:span></text:p>
      <text:p text:style-name="P12"><text:span text:style-name="T8"/></text:p>
      <text:p text:style-name="P4"><text:span text:style-name="T2">For Ranch Chicken:</text:span></text:p>
      <text:p text:style-name="P4"><text:span text:style-name="T5">5 tsp<text:tab/><text:tab/><text:tab/>Ranch Dressing Powdered</text:span></text:p>
      <text:p text:style-name="P12"><text:span text:style-name="T7">For Service:<text:tab/><text:tab/>Ranch Dressing - Prepared</text:span></text:p>
      <text:p text:style-name="P1"/>
      <text:p text:style-name="P6">For BBQ Chicken:</text:p>
      <text:p text:style-name="P7">6 tsp <text:tab/><text:tab/><text:tab/>BBQ Powder<text:tab/></text:p>
      <text:p text:style-name="P7">For Service:<text:tab/><text:tab/>BBQ Sauce</text:p>
      <text:p text:style-name="P7"/>
      <text:p text:style-name="P3">Cooking Instructions:</text:p>
      <text:p text:style-name="P1"/>
      <text:p text:style-name="P7">Preheat oven to 425<text:span text:style-name="T11">°</text:span></text:p>
      <text:p text:style-name="P7"><text:span text:style-name="T2"/></text:p>
      <text:p text:style-name="P9">Place chicken tenders in a bowl.</text:p>
      <text:p text:style-name="P9">Grind potato chips (<text:span text:style-name="T13">food processor</text:span>) until <text:span text:style-name="T14">almost</text:span><text:span text:style-name="T16"> powder.</text:span></text:p>
      <text:p text:style-name="P9"><text:span text:style-name="T16">Mix potato chip crumbs with either the Ranch or the BBQ powder</text:span></text:p>
      <text:p text:style-name="P9"><text:span text:style-name="T16"/></text:p>
      <text:p text:style-name="P9"><text:span text:style-name="T16">Pour chips and seasoning into a </text:span><text:span text:style-name="T15">pie plate</text:span></text:p>
      <text:p text:style-name="P9"><text:span text:style-name="T16">One at a time, place a chicken tender into the the chips and powder mix. <text:s/></text:span></text:p>
      <text:p text:style-name="P9"><text:span text:style-name="T16">Firmly press mixture into chicken</text:span></text:p>
      <text:p text:style-name="P9"><text:span text:style-name="T16">Turn chicken and press mixture into checken</text:span></text:p>
      <text:p text:style-name="P9"><text:span text:style-name="T16">Both sides should be firmly coated with the crumb mixture.</text:span></text:p>
      <text:p text:style-name="P9"><text:span text:style-name="T16">Place breaded chicken onf</text:span><text:span text:style-name="T15">oil lined sheet tray</text:span></text:p>
      <text:p text:style-name="P10"><text:span text:style-name="T10">Lightly dust with more seasoning powder</text:span></text:p>
      <text:p text:style-name="P10"><text:span text:style-name="T10"/></text:p>
      <text:p text:style-name="P10"><text:span text:style-name="T10">Bake at 425. </text:span></text:p>
      <text:p text:style-name="P10"><text:span text:style-name="T10">Bake 8 minutes then flip chicken</text:span></text:p>
      <text:p text:style-name="P10"><text:span text:style-name="T10">Bake an additional 8 minutes</text:span></text:p>
      <text:p text:style-name="P10"><text:span text:style-name="T10">Total bake time: <text:s/>16 minutes</text:span></text:p>
      <text:p text:style-name="P10"><text:span text:style-name="T10"/></text:p>
      <text:p text:style-name="P10"><text:span text:style-name="T10"/></text:p>
      <text:p text:style-name="P11"><text:span text:style-name="T10"/></text:p>
      <text:p text:style-name="P11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6T15:35:21.452000000</meta:creation-date>
    <meta:editing-duration>PT31M6S</meta:editing-duration>
    <meta:editing-cycles>5</meta:editing-cycles>
    <meta:generator>LibreOffice/6.3.2.2$Windows_X86_64 LibreOffice_project/98b30e735bda24bc04ab42594c85f7fd8be07b9c</meta:generator>
    <dc:date>2019-10-16T16:06:28.594000000</dc:date>
    <meta:print-date>2019-10-16T15:58:27.464000000</meta:print-date>
    <meta:document-statistic meta:table-count="0" meta:image-count="0" meta:object-count="0" meta:page-count="1" meta:paragraph-count="26" meta:word-count="157" meta:character-count="899" meta:non-whitespace-character-count="752"/>
  </office:meta>
</office:document-meta>
</file>